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lect ant</text:p>
          </table:table-cell>
          <table:table-cell office:value-type="string" calcext:value-type="string">
            <text:p>lect act</text:p>
          </table:table-cell>
          <table:table-cell office:value-type="string" calcext:value-type="string">
            <text:p>consum</text:p>
          </table:table-cell>
          <table:table-cell office:value-type="string" calcext:value-type="string">
            <text:p>kwh calc</text:p>
          </table:table-cell>
          <table:table-cell office:value-type="string" calcext:value-type="string">
            <text:p>Consum * conver</text:p>
          </table:table-cell>
          <table:table-cell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20/01/2025</text:p>
          </table:table-cell>
          <table:table-cell office:value-type="float" office:value="11.629" calcext:value-type="float">
            <text:p>11.6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*[.B2]" office:value-type="float" office:value="0" calcext:value-type="float">
            <text:p>0</text:p>
          </table:table-cell>
          <table:table-cell table:formula="of:=[.F2]*[.B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]*[.B2]*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/01/2025</text:p>
          </table:table-cell>
          <table:table-cell office:value-type="float" office:value="11.629" calcext:value-type="float">
            <text:p>11.629</text:p>
          </table:table-cell>
          <table:table-cell office:value-type="float" office:value="1190" calcext:value-type="float">
            <text:p>1190</text:p>
          </table:table-cell>
          <table:table-cell office:value-type="float" office:value="700" calcext:value-type="float">
            <text:p>700</text:p>
          </table:table-cell>
          <table:table-cell office:value-type="float" office:value="803" calcext:value-type="float">
            <text:p>803</text:p>
          </table:table-cell>
          <table:table-cell office:value-type="float" office:value="103" calcext:value-type="float">
            <text:p>103</text:p>
          </table:table-cell>
          <table:table-cell office:value-type="float" office:value="1197.79" calcext:value-type="float">
            <text:p>1197.79</text:p>
          </table:table-cell>
          <table:table-cell table:formula="of:=[.F3]*[.B3]" office:value-type="float" office:value="1197.787" calcext:value-type="float">
            <text:p>1197.787</text:p>
          </table:table-cell>
          <table:table-cell table:formula="of:=[.F3]*[.B3]" office:value-type="float" office:value="1197.787" calcext:value-type="float">
            <text:p>1197.787</text:p>
          </table:table-cell>
          <table:table-cell table:formula="of:=ROUND([.C3]/[.G3];6)" office:value-type="float" office:value="0.993496" calcext:value-type="float">
            <text:p>0.993496</text:p>
          </table:table-cell>
          <table:table-cell table:formula="of:=[.J3]*[.B3]*[.F3]" office:value-type="float" office:value="1189.996593352" calcext:value-type="float">
            <text:p>1189.996593352</text:p>
          </table:table-cell>
        </table:table-row>
        <table:table-row table:style-name="ro1">
          <table:table-cell office:value-type="string" calcext:value-type="string">
            <text:p>21/01/2025</text:p>
          </table:table-cell>
          <table:table-cell office:value-type="float" office:value="11.628" calcext:value-type="float">
            <text:p>11.628</text:p>
          </table:table-cell>
          <table:table-cell office:value-type="float" office:value="1098" calcext:value-type="float">
            <text:p>1098</text:p>
          </table:table-cell>
          <table:table-cell office:value-type="float" office:value="803" calcext:value-type="float">
            <text:p>803</text:p>
          </table:table-cell>
          <table:table-cell office:value-type="float" office:value="898" calcext:value-type="float">
            <text:p>898</text:p>
          </table:table-cell>
          <table:table-cell office:value-type="float" office:value="95" calcext:value-type="float">
            <text:p>95</text:p>
          </table:table-cell>
          <table:table-cell office:value-type="float" office:value="1104.66" calcext:value-type="float">
            <text:p>1104.66</text:p>
          </table:table-cell>
          <table:table-cell table:formula="of:=[.F4]*[.B4]" office:value-type="float" office:value="1104.66" calcext:value-type="float">
            <text:p>1104.66</text:p>
          </table:table-cell>
          <table:table-cell table:formula="of:=[.F4]*[.B4]" office:value-type="float" office:value="1104.66" calcext:value-type="float">
            <text:p>1104.66</text:p>
          </table:table-cell>
          <table:table-cell table:formula="of:=ROUND([.C4]/[.G4];6)" office:value-type="float" office:value="0.993971" calcext:value-type="float">
            <text:p>0.993971</text:p>
          </table:table-cell>
          <table:table-cell table:formula="of:=[.J4]*[.B4]*[.F4]" office:value-type="float" office:value="1098.00000486" calcext:value-type="float">
            <text:p>1098.00000486</text:p>
          </table:table-cell>
        </table:table-row>
        <table:table-row table:style-name="ro1">
          <table:table-cell office:value-type="string" calcext:value-type="string">
            <text:p>22/01/2025</text:p>
          </table:table-cell>
          <table:table-cell office:value-type="float" office:value="11.627" calcext:value-type="float">
            <text:p>11.627</text:p>
          </table:table-cell>
          <table:table-cell office:value-type="float" office:value="1433" calcext:value-type="float">
            <text:p>1433</text:p>
          </table:table-cell>
          <table:table-cell office:value-type="float" office:value="898" calcext:value-type="float">
            <text:p>898</text:p>
          </table:table-cell>
          <table:table-cell office:value-type="float" office:value="1022" calcext:value-type="float">
            <text:p>1022</text:p>
          </table:table-cell>
          <table:table-cell office:value-type="float" office:value="124" calcext:value-type="float">
            <text:p>124</text:p>
          </table:table-cell>
          <table:table-cell office:value-type="float" office:value="1441.75" calcext:value-type="float">
            <text:p>1441.75</text:p>
          </table:table-cell>
          <table:table-cell table:formula="of:=[.F5]*[.B5]" office:value-type="float" office:value="1441.748" calcext:value-type="float">
            <text:p>1441.748</text:p>
          </table:table-cell>
          <table:table-cell table:formula="of:=[.F5]*[.B5]" office:value-type="float" office:value="1441.748" calcext:value-type="float">
            <text:p>1441.748</text:p>
          </table:table-cell>
          <table:table-cell table:formula="of:=ROUND([.C5]/[.G5];6)" office:value-type="float" office:value="0.993931" calcext:value-type="float">
            <text:p>0.993931</text:p>
          </table:table-cell>
          <table:table-cell table:formula="of:=[.J5]*[.B5]*[.F5]" office:value-type="float" office:value="1432.998031388" calcext:value-type="float">
            <text:p>1432.998031388</text:p>
          </table:table-cell>
        </table:table-row>
        <table:table-row table:style-name="ro1">
          <table:table-cell office:value-type="string" calcext:value-type="string">
            <text:p>23/01/2025</text:p>
          </table:table-cell>
          <table:table-cell office:value-type="float" office:value="11.629" calcext:value-type="float">
            <text:p>11.629</text:p>
          </table:table-cell>
          <table:table-cell office:value-type="float" office:value="1456" calcext:value-type="float">
            <text:p>1456</text:p>
          </table:table-cell>
          <table:table-cell office:value-type="float" office:value="1022" calcext:value-type="float">
            <text:p>1022</text:p>
          </table:table-cell>
          <table:table-cell office:value-type="float" office:value="1148" calcext:value-type="float">
            <text:p>1148</text:p>
          </table:table-cell>
          <table:table-cell office:value-type="float" office:value="126" calcext:value-type="float">
            <text:p>126</text:p>
          </table:table-cell>
          <table:table-cell office:value-type="float" office:value="1465.25" calcext:value-type="float">
            <text:p>1465.25</text:p>
          </table:table-cell>
          <table:table-cell table:formula="of:=[.F6]*[.B6]" office:value-type="float" office:value="1465.254" calcext:value-type="float">
            <text:p>1465.254</text:p>
          </table:table-cell>
          <table:table-cell table:formula="of:=[.F6]*[.B6]" office:value-type="float" office:value="1465.254" calcext:value-type="float">
            <text:p>1465.254</text:p>
          </table:table-cell>
          <table:table-cell table:formula="of:=ROUND([.C6]/[.G6];6)" office:value-type="float" office:value="0.993687" calcext:value-type="float">
            <text:p>0.993687</text:p>
          </table:table-cell>
          <table:table-cell table:formula="of:=[.J6]*[.B6]*[.F6]" office:value-type="float" office:value="1456.003851498" calcext:value-type="float">
            <text:p>1456.003851498</text:p>
          </table:table-cell>
        </table:table-row>
        <table:table-row table:style-name="ro1">
          <table:table-cell office:value-type="string" calcext:value-type="string">
            <text:p>24/01/2025</text:p>
          </table:table-cell>
          <table:table-cell office:value-type="float" office:value="11.63" calcext:value-type="float">
            <text:p>11.63</text:p>
          </table:table-cell>
          <table:table-cell office:value-type="float" office:value="12" calcext:value-type="float">
            <text:p>12</text:p>
          </table:table-cell>
          <table:table-cell office:value-type="float" office:value="1148" calcext:value-type="float">
            <text:p>1148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11.63" calcext:value-type="float">
            <text:p>11.63</text:p>
          </table:table-cell>
          <table:table-cell table:formula="of:=[.F7]*[.B7]" office:value-type="float" office:value="11.63" calcext:value-type="float">
            <text:p>11.63</text:p>
          </table:table-cell>
          <table:table-cell table:formula="of:=[.F7]*[.B7]" office:value-type="float" office:value="11.63" calcext:value-type="float">
            <text:p>11.63</text:p>
          </table:table-cell>
          <table:table-cell table:formula="of:=ROUND([.C7]/[.G7];6)" office:value-type="float" office:value="1.031814" calcext:value-type="float">
            <text:p>1.031814</text:p>
          </table:table-cell>
          <table:table-cell table:formula="of:=[.J7]*[.B7]*[.F7]" office:value-type="float" office:value="11.99999682" calcext:value-type="float">
            <text:p>11.99999682</text:p>
          </table:table-cell>
        </table:table-row>
        <table:table-row table:style-name="ro1">
          <table:table-cell office:value-type="string" calcext:value-type="string">
            <text:p>25/01/2025</text:p>
          </table:table-cell>
          <table:table-cell office:value-type="float" office:value="11.631" calcext:value-type="float">
            <text:p>11.631</text:p>
          </table:table-cell>
          <table:table-cell office:value-type="float" office:value="35" calcext:value-type="float">
            <text:p>35</text:p>
          </table:table-cell>
          <table:table-cell office:value-type="float" office:value="1149" calcext:value-type="float">
            <text:p>1149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float" office:value="34.89" calcext:value-type="float">
            <text:p>34.89</text:p>
          </table:table-cell>
          <table:table-cell table:formula="of:=[.F8]*[.B8]" office:value-type="float" office:value="34.893" calcext:value-type="float">
            <text:p>34.893</text:p>
          </table:table-cell>
          <table:table-cell table:formula="of:=[.F8]*[.B8]" office:value-type="float" office:value="34.893" calcext:value-type="float">
            <text:p>34.893</text:p>
          </table:table-cell>
          <table:table-cell table:formula="of:=ROUND([.C8]/[.G8];6)" office:value-type="float" office:value="1.003153" calcext:value-type="float">
            <text:p>1.003153</text:p>
          </table:table-cell>
          <table:table-cell table:formula="of:=[.J8]*[.B8]*[.F8]" office:value-type="float" office:value="35.003017629" calcext:value-type="float">
            <text:p>35.003017629</text:p>
          </table:table-cell>
        </table:table-row>
        <table:table-row table:style-name="ro1">
          <table:table-cell office:value-type="string" calcext:value-type="string">
            <text:p>26/01/2025</text:p>
          </table:table-cell>
          <table:table-cell office:value-type="float" office:value="11.63" calcext:value-type="float">
            <text:p>11.63</text:p>
          </table:table-cell>
          <table:table-cell office:value-type="float" office:value="1464" calcext:value-type="float">
            <text:p>1464</text:p>
          </table:table-cell>
          <table:table-cell office:value-type="float" office:value="1152" calcext:value-type="float">
            <text:p>1152</text:p>
          </table:table-cell>
          <table:table-cell office:value-type="float" office:value="1279" calcext:value-type="float">
            <text:p>1279</text:p>
          </table:table-cell>
          <table:table-cell office:value-type="float" office:value="127" calcext:value-type="float">
            <text:p>127</text:p>
          </table:table-cell>
          <table:table-cell office:value-type="float" office:value="1477.01" calcext:value-type="float">
            <text:p>1477.01</text:p>
          </table:table-cell>
          <table:table-cell table:formula="of:=[.F9]*[.B9]" office:value-type="float" office:value="1477.01" calcext:value-type="float">
            <text:p>1477.01</text:p>
          </table:table-cell>
          <table:table-cell table:formula="of:=[.F9]*[.B9]" office:value-type="float" office:value="1477.01" calcext:value-type="float">
            <text:p>1477.01</text:p>
          </table:table-cell>
          <table:table-cell table:formula="of:=ROUND([.C9]/[.G9];6)" office:value-type="float" office:value="0.991192" calcext:value-type="float">
            <text:p>0.991192</text:p>
          </table:table-cell>
          <table:table-cell table:formula="of:=[.J9]*[.B9]*[.F9]" office:value-type="float" office:value="1464.00049592" calcext:value-type="float">
            <text:p>1464.00049592</text:p>
          </table:table-cell>
        </table:table-row>
        <table:table-row table:style-name="ro1">
          <table:table-cell office:value-type="string" calcext:value-type="string">
            <text:p>27/01/2025</text:p>
          </table:table-cell>
          <table:table-cell office:value-type="float" office:value="11.631" calcext:value-type="float">
            <text:p>11.631</text:p>
          </table:table-cell>
          <table:table-cell office:value-type="float" office:value="1329" calcext:value-type="float">
            <text:p>1329</text:p>
          </table:table-cell>
          <table:table-cell office:value-type="float" office:value="1279" calcext:value-type="float">
            <text:p>1279</text:p>
          </table:table-cell>
          <table:table-cell office:value-type="float" office:value="1394" calcext:value-type="float">
            <text:p>1394</text:p>
          </table:table-cell>
          <table:table-cell office:value-type="float" office:value="115" calcext:value-type="float">
            <text:p>115</text:p>
          </table:table-cell>
          <table:table-cell office:value-type="float" office:value="1337.57" calcext:value-type="float">
            <text:p>1337.57</text:p>
          </table:table-cell>
          <table:table-cell table:formula="of:=[.F10]*[.B10]" office:value-type="float" office:value="1337.565" calcext:value-type="float">
            <text:p>1337.565</text:p>
          </table:table-cell>
          <table:table-cell table:formula="of:=[.F10]*[.B10]" office:value-type="float" office:value="1337.565" calcext:value-type="float">
            <text:p>1337.565</text:p>
          </table:table-cell>
          <table:table-cell table:formula="of:=ROUND([.C10]/[.G10];6)" office:value-type="float" office:value="0.993593" calcext:value-type="float">
            <text:p>0.993593</text:p>
          </table:table-cell>
          <table:table-cell table:formula="of:=[.J10]*[.B10]*[.F10]" office:value-type="float" office:value="1328.995221045" calcext:value-type="float">
            <text:p>1328.995221045</text:p>
          </table:table-cell>
        </table:table-row>
        <table:table-row table:style-name="ro1">
          <table:table-cell office:value-type="string" calcext:value-type="string">
            <text:p>28/01/2025</text:p>
          </table:table-cell>
          <table:table-cell office:value-type="float" office:value="11.633" calcext:value-type="float">
            <text:p>11.633</text:p>
          </table:table-cell>
          <table:table-cell office:value-type="float" office:value="1225" calcext:value-type="float">
            <text:p>1225</text:p>
          </table:table-cell>
          <table:table-cell office:value-type="float" office:value="1394" calcext:value-type="float">
            <text:p>1394</text:p>
          </table:table-cell>
          <table:table-cell office:value-type="float" office:value="1500" calcext:value-type="float">
            <text:p>1500</text:p>
          </table:table-cell>
          <table:table-cell office:value-type="float" office:value="106" calcext:value-type="float">
            <text:p>106</text:p>
          </table:table-cell>
          <table:table-cell office:value-type="float" office:value="1233.1" calcext:value-type="float">
            <text:p>1233.1</text:p>
          </table:table-cell>
          <table:table-cell table:formula="of:=[.F11]*[.B11]" office:value-type="float" office:value="1233.098" calcext:value-type="float">
            <text:p>1233.098</text:p>
          </table:table-cell>
          <table:table-cell table:formula="of:=[.F11]*[.B11]" office:value-type="float" office:value="1233.098" calcext:value-type="float">
            <text:p>1233.098</text:p>
          </table:table-cell>
          <table:table-cell table:formula="of:=ROUND([.C11]/[.G11];6)" office:value-type="float" office:value="0.993431" calcext:value-type="float">
            <text:p>0.993431</text:p>
          </table:table-cell>
          <table:table-cell table:formula="of:=[.J11]*[.B11]*[.F11]" office:value-type="float" office:value="1224.997779238" calcext:value-type="float">
            <text:p>1224.997779238</text:p>
          </table:table-cell>
        </table:table-row>
        <table:table-row table:style-name="ro1">
          <table:table-cell office:value-type="string" calcext:value-type="string">
            <text:p>29/01/2025</text:p>
          </table:table-cell>
          <table:table-cell office:value-type="float" office:value="11.634" calcext:value-type="float">
            <text:p>11.634</text:p>
          </table:table-cell>
          <table:table-cell office:value-type="float" office:value="1225" calcext:value-type="float">
            <text:p>1225</text:p>
          </table:table-cell>
          <table:table-cell office:value-type="float" office:value="1500" calcext:value-type="float">
            <text:p>1500</text:p>
          </table:table-cell>
          <table:table-cell office:value-type="float" office:value="1606" calcext:value-type="float">
            <text:p>1606</text:p>
          </table:table-cell>
          <table:table-cell office:value-type="float" office:value="106" calcext:value-type="float">
            <text:p>106</text:p>
          </table:table-cell>
          <table:table-cell office:value-type="float" office:value="1233.2" calcext:value-type="float">
            <text:p>1233.2</text:p>
          </table:table-cell>
          <table:table-cell table:formula="of:=[.F12]*[.B12]" office:value-type="float" office:value="1233.204" calcext:value-type="float">
            <text:p>1233.204</text:p>
          </table:table-cell>
          <table:table-cell table:formula="of:=[.F12]*[.B12]" office:value-type="float" office:value="1233.204" calcext:value-type="float">
            <text:p>1233.204</text:p>
          </table:table-cell>
          <table:table-cell table:formula="of:=ROUND([.C12]/[.G12];6)" office:value-type="float" office:value="0.993351" calcext:value-type="float">
            <text:p>0.993351</text:p>
          </table:table-cell>
          <table:table-cell table:formula="of:=[.J12]*[.B12]*[.F12]" office:value-type="float" office:value="1225.004426604" calcext:value-type="float">
            <text:p>1225.004426604</text:p>
          </table:table-cell>
        </table:table-row>
        <table:table-row table:style-name="ro1">
          <table:table-cell office:value-type="string" calcext:value-type="string">
            <text:p>30/01/2025</text:p>
          </table:table-cell>
          <table:table-cell office:value-type="float" office:value="11.637" calcext:value-type="float">
            <text:p>11.637</text:p>
          </table:table-cell>
          <table:table-cell office:value-type="float" office:value="1167" calcext:value-type="float">
            <text:p>1167</text:p>
          </table:table-cell>
          <table:table-cell office:value-type="float" office:value="1606" calcext:value-type="float">
            <text:p>1606</text:p>
          </table:table-cell>
          <table:table-cell office:value-type="float" office:value="1707" calcext:value-type="float">
            <text:p>1707</text:p>
          </table:table-cell>
          <table:table-cell office:value-type="float" office:value="101" calcext:value-type="float">
            <text:p>101</text:p>
          </table:table-cell>
          <table:table-cell office:value-type="float" office:value="1175.34" calcext:value-type="float">
            <text:p>1175.34</text:p>
          </table:table-cell>
          <table:table-cell table:formula="of:=[.F13]*[.B13]" office:value-type="float" office:value="1175.337" calcext:value-type="float">
            <text:p>1175.337</text:p>
          </table:table-cell>
          <table:table-cell table:formula="of:=[.F13]*[.B13]" office:value-type="float" office:value="1175.337" calcext:value-type="float">
            <text:p>1175.337</text:p>
          </table:table-cell>
          <table:table-cell table:formula="of:=ROUND([.C13]/[.G13];6)" office:value-type="float" office:value="0.992904" calcext:value-type="float">
            <text:p>0.992904</text:p>
          </table:table-cell>
          <table:table-cell table:formula="of:=[.J13]*[.B13]*[.F13]" office:value-type="float" office:value="1166.996808648" calcext:value-type="float">
            <text:p>1166.996808648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SUM([.C2:.C13])" office:value-type="float" office:value="11634" calcext:value-type="float">
            <text:p>11634</text:p>
          </table:table-cell>
          <table:table-cell table:style-name="Default" table:number-columns-repeated="3"/>
          <table:table-cell table:style-name="Default" table:formula="of:=SUM([.G2:.G13])" office:value-type="float" office:value="11712.19" calcext:value-type="float">
            <text:p>11712.19</text:p>
          </table:table-cell>
          <table:table-cell table:formula="of:=SUM([.H2:.H13])" office:value-type="float" office:value="11712.186" calcext:value-type="float">
            <text:p>11712.186</text:p>
          </table:table-cell>
          <table:table-cell table:formula="of:=[.F14]*[.B14]" office:value-type="float" office:value="0" calcext:value-type="float">
            <text:p>0</text:p>
          </table:table-cell>
          <table:table-cell/>
          <table:table-cell table:formula="of:=SUM([.K3:.K13])" office:value-type="float" office:value="11633.996227002" calcext:value-type="float">
            <text:p>11633.996227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0:03:40.836113012</meta:creation-date>
    <dc:date>2025-02-26T10:22:00.321245448</dc:date>
    <meta:editing-duration>PT7M53S</meta:editing-duration>
    <meta:editing-cycles>1</meta:editing-cycles>
    <meta:document-statistic meta:table-count="1" meta:cell-count="146" meta:object-count="0"/>
    <meta:generator>LibreOffice/24.8.4.2$Linux_X86_64 LibreOffice_project/3e97788786b20d724e2ed0ea7a111abce73cab63</meta:generator>
  </office:meta>
</office:document-meta>
</file>